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e35" officeooo:paragraph-rsid="001d6e35"/>
    </style:style>
    <style:style style:name="P2" style:family="paragraph" style:parent-style-name="Standard" style:list-style-name="L2">
      <style:text-properties officeooo:rsid="0022d6f4" officeooo:paragraph-rsid="0022d6f4"/>
    </style:style>
    <style:style style:name="P3" style:family="paragraph" style:parent-style-name="Standard" style:list-style-name="L1">
      <style:text-properties officeooo:rsid="0022d6f4" officeooo:paragraph-rsid="0022d6f4"/>
    </style:style>
    <style:style style:name="P4" style:family="paragraph" style:parent-style-name="Standard" style:list-style-name="L1">
      <style:text-properties officeooo:rsid="0023a9ce" officeooo:paragraph-rsid="0023a9ce"/>
    </style:style>
    <style:style style:name="P5" style:family="paragraph" style:parent-style-name="Standard" style:list-style-name="L1">
      <style:text-properties officeooo:rsid="00245cdd" officeooo:paragraph-rsid="00245cdd"/>
    </style:style>
    <style:style style:name="P6" style:family="paragraph" style:parent-style-name="Standard" style:list-style-name="L1">
      <style:text-properties officeooo:rsid="0024f608" officeooo:paragraph-rsid="0024f608"/>
    </style:style>
    <style:style style:name="P7" style:family="paragraph" style:parent-style-name="Standard" style:list-style-name="L1">
      <style:text-properties officeooo:rsid="00273dde" officeooo:paragraph-rsid="00273dde"/>
    </style:style>
    <style:style style:name="T1" style:family="text">
      <style:text-properties officeooo:rsid="0022d6f4"/>
    </style:style>
    <style:style style:name="T2" style:family="text">
      <style:text-properties officeooo:rsid="00245cdd"/>
    </style:style>
    <style:style style:name="T3" style:family="text">
      <style:text-properties officeooo:rsid="0024f608"/>
    </style:style>
    <style:style style:name="T4" style:family="text">
      <style:text-properties officeooo:rsid="00257b08"/>
    </style:style>
    <style:style style:name="T5" style:family="text">
      <style:text-properties officeooo:rsid="00273dde"/>
    </style:style>
    <style:style style:name="T6" style:family="text">
      <style:text-properties officeooo:rsid="0027edb0"/>
    </style:style>
    <style:style style:name="T7" style:family="text">
      <style:text-properties officeooo:rsid="0029bf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ur <text:span text:style-name="T1">3</text:span>: <text:span text:style-name="T1">Managing Database Objects</text:span></text:p>
      <text:p text:style-name="P1"/>
      <text:p text:style-name="P1">Quiz</text:p>
      <text:list xml:id="list8447487463246509526" text:style-name="L1">
        <text:list-item>
          <text:p text:style-name="P3">Does the following CREATE TABLE statement work? If not, what needs to be done to correct the problem(s)? Are there limitations as to what database implementation it works in (MySQL, Oracle, SQL Server)?<text:line-break/><text:span text:style-name="T4">Intially provided (wrong statement)</text:span><text:line-break/><text:span text:style-name="T4">CREATE TABLE EMPLOYEE_TABLE AS:<text:line-break/>( SSN<text:tab/><text:tab/><text:tab/>NUMBER(9)<text:tab/><text:tab/>NOT NULL,<text:line-break/>LAST_NAME<text:tab/>VARCHAR2(20)<text:tab/>NOT NULL,<text:line-break/>FIRST_NAME<text:tab/>VARCHAR(20)<text:tab/>NOT NULL,<text:line-break/>MIDDLE_NAME<text:tab/>VARCHAR2(20)<text:tab/>NOT NULL,<text:line-break/>ST ADDRESS<text:tab/><text:tab/>VARCHAR2(20)<text:tab/>NOT NULL,<text:line-break/>CITY<text:tab/><text:tab/><text:tab/>CHAR(20)<text:tab/><text:tab/>NOT NULL,<text:line-break/>STATE <text:tab/><text:tab/>CHAR(2)<text:tab/><text:tab/>NOT NULL,<text:line-break/>ZIP <text:tab/><text:tab/><text:tab/>NUMBER(4)<text:tab/><text:tab/>NOT NULL,<text:line-break/>DATE HIRED<text:tab/><text:tab/>DATE);<text:line-break/>corrected:<text:line-break/>CREATE TABLE EMPLOYEE_TABLE<text:line-break/>( SSN<text:tab/><text:tab/><text:tab/>NUMBER()<text:tab/><text:tab/>NOT NULL,<text:line-break/>LAST_NAME<text:tab/>VARCHAR2(20)<text:tab/>NOT NULL,<text:line-break/>FIRST_NAME<text:tab/>VARCHAR2(20)<text:tab/>NOT NULL,<text:line-break/>MIDDLE_NAME<text:tab/>VARCHAR2(20),<text:line-break/>ST_ADDRESS<text:tab/>VARCHAR2(30)<text:tab/>NOT NULL,<text:line-break/>CITY<text:tab/><text:tab/><text:tab/>VARCHAR2(20)<text:tab/>NOT NULL,<text:line-break/>STATE<text:tab/><text:tab/><text:tab/>CHAR(2)<text:tab/><text:tab/>NOT NULL,<text:line-break/>ZIP<text:tab/><text:tab/><text:tab/>NUMBER(5)<text:tab/><text:tab/>NOT NULL,<text:line-break/>DATE_HIRED<text:tab/>DATE );</text:span></text:p>
          <text:list>
            <text:list-item>
              <text:p text:style-name="P3">‘as:’ should be removed from the CREATE TABLE command. ‘AS’ is used when copying from an existing table. </text:p>
            </text:list-item>
            <text:list-item>
              <text:p text:style-name="P7">The middle name column should be NULL because not everyone has a middle name</text:p>
            </text:list-item>
            <text:list-item>
              <text:p text:style-name="P7">City should not be CHAR(20) cause city’s have a variety of lengths. Change to VARCHAR2(20).</text:p>
            </text:list-item>
            <text:list-item>
              <text:p text:style-name="P3">‘st address’ and ‘date hired’ need to have underscores separating the words</text:p>
            </text:list-item>
            <text:list-item>
              <text:p text:style-name="P7">The ZIP column should be 5, not 4.</text:p>
            </text:list-item>
          </text:list>
        </text:list-item>
        <text:list-item>
          <text:p text:style-name="P3">Can you drop a column from a table?</text:p>
          <text:list>
            <text:list-item>
              <text:p text:style-name="P3">Yes, you’ll need to use the ‘ALTER TABLE’ command:<text:line-break/>ALTER TABLE “table_name”<text:line-break/>DROP “column_name”;</text:p>
            </text:list-item>
          </text:list>
        </text:list-item>
        <text:list-item>
          <text:p text:style-name="P3">What statement would you issue to create a primary key constraint on the preceding EMPLOYEE_TABLE?</text:p>
          <text:list>
            <text:list-item>
              <text:p text:style-name="P4">ALTER TABLE EMPLOYEE_TABLE <text:line-break/>ADD <text:span text:style-name="T5">CONSTRAINT EMPLOYEE_PK </text:span>PRIMARY KEY (SSN);</text:p>
            </text:list-item>
          </text:list>
        </text:list-item>
        <text:list-item>
          <text:p text:style-name="P3">What statement would you issue on the preceding EMPLOYEE_TABLE to allow the MIDDLE_NAME column to accept NULL values?</text:p>
          <text:list>
            <text:list-header>
              <text:p text:style-name="P5">ALTER TABLE EMPLOYEE_TABLE</text:p>
              <text:p text:style-name="P5"><text:span text:style-name="T5">MODIFY</text:span> middle_name varchar2(20), NULL;<text:line-break/></text:p>
            </text:list-header>
          </text:list>
        </text:list-item>
        <text:list-item>
          <text:p text:style-name="P3"><text:soft-page-break/>What statement would you use to restrict the people added into the preceding EMPLOYEE_TABLE to only reside in the state of New York (‘NY’)?<text:span text:style-name="T2"><text:line-break/>ALTER TABLE EMPLOYEE_TABLE<text:line-break/>ADD CONSTRAINT CHK_STATE CHECK(STATE = ‘NY’);</text:span></text:p>
        </text:list-item>
        <text:list-item>
          <text:p text:style-name="P3">What statement would you use to add an auto-incrementing <text:span text:style-name="T3">column</text:span> called EMPID to the preceding EMPLOYEE_TABLE using both the MySQL and SQL Server syntax?</text:p>
          <text:list>
            <text:list-item>
              <text:p text:style-name="P6">MySQL<text:line-break/>ALTER TABLE EMPLOYEE_TABLE <text:line-break/><text:span text:style-name="T7">ADD COLUMN </text:span>EMPID <text:span text:style-name="T7">INT AUTO_INCREMENT;</text:span></text:p>
            </text:list-item>
          </text:list>
        </text:list-item>
      </text:list>
      <text:p text:style-name="P1">Exercises</text:p>
      <text:list xml:id="list7844979160216820011" text:style-name="L2">
        <text:list-item>
          <text:p text:style-name="P2">See my GitHub for the Appendix D CREATE TABLE state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8:20:37.351690766</meta:creation-date>
    <dc:date>2018-08-06T13:02:16.358149203</dc:date>
    <meta:editing-duration>PT52M27S</meta:editing-duration>
    <meta:editing-cycles>7</meta:editing-cycles>
    <meta:generator>LibreOffice/5.1.6.2$Linux_X86_64 LibreOffice_project/10m0$Build-2</meta:generator>
    <meta:document-statistic meta:table-count="0" meta:image-count="0" meta:object-count="0" meta:page-count="2" meta:paragraph-count="20" meta:word-count="352" meta:character-count="2264" meta:non-whitespace-character-count="1917"/>
  </office:meta>
</office:document-meta>
</file>